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9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2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6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6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1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1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1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1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1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3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4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2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2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2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2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3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3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3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39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0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4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4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4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4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4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5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5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1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6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65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66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6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6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6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7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7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7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74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75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76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77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78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79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80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81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82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83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8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8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8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8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8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8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9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9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9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9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9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9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9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9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9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99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00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20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02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03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04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05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0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0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0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0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10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11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12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1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1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1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1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1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18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19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20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-2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